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lan sur le travail réalisé : </text:p>
      <text:p text:style-name="Standard"><text:s text:c="4"/>Nous avons commencé par etudier la documentation du SDK, et nous avons tous essayé de compiler le SDK, il nous reste cependant certains problèmes à résoudre : </text:p>
      <text:list xml:id="list276293840" text:style-name="L1">
        <text:list-item>
          <text:p text:style-name="P1">Sur une version 32bit, l'interface graphique du SDK ne se lance pas (Oussama et Thibaut) par contre l'ouverture/ecriture et l'exportation dans un fichier csv fonctionne correctement.</text:p>
        </text:list-item>
        <text:list-item>
          <text:p text:style-name="P1">Sur une virtuelle Box Ubuntu 64bit, il y a un problème dans la création des fichiers objet.</text:p>
        </text:list-item>
        <text:list-item>
          <text:p text:style-name="P1">On arrive pas à utiliser le serveur ESRV avec les circles.</text:p>
        </text:list-item>
      </text:list>
      <text:p text:style-name="Standard"><text:s/></text:p>
      <text:p text:style-name="Standard"><text:s text:c="4"/>L’équipe s'est ensuite divisé en deux pôles : </text:p>
      <text:list xml:id="list1987776702" text:style-name="L2">
        <text:list-item>
          <text:list>
            <text:list-item>
              <text:p text:style-name="P2">l’étude du SDK  et le codage de plugSdk.c : le logiciel permettant d'interfacer le module plugwise et le SDK .( Fabien et Oussama )</text:p>
            </text:list-item>
            <text:list-item>
              <text:p text:style-name="P2">l'étude du Plugwise et la création d'une librairie permettant d'interroger les wattmètres plugwise . ( Nicolas et Thibaut ) </text:p>
            </text:list-item>
          </text:list>
        </text:list-item>
      </text:list>
      <text:p text:style-name="Standard"><text:s text:c="6"/></text:p>
      <text:p text:style-name="Standard"><text:s text:c="4"/>Nous avons ainsi codé la première version de notre programme ( nommé plugSdk 1.0 ). Nous avons aussi bien compris le fonctionnement du code Pol.py, ce qui nous permettra de le traduire en langage C. </text:p>
      <text:p text:style-name="Standard"><text:s text:c="4"/>Actuellement, le programme plugSdk 1.0 fonctionne correctement à l'aide du code Pol.py. Pour s'en assurer, nous avons crée un « Battery Killer » et nous avons effectué divers tests sur nos ordinateurs portables ( réduction de la luminosité , mise en veille, utilisation du Battery Killer). </text:p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ssama </meta:initial-creator>
    <meta:creation-date>2012-03-20T18:48:30</meta:creation-date>
    <meta:document-statistic meta:table-count="0" meta:image-count="0" meta:object-count="0" meta:page-count="1" meta:paragraph-count="13" meta:word-count="224" meta:character-count="1342" meta:non-whitespace-character-count="1100"/>
    <dc:date>2012-03-20T19:11:21</dc:date>
    <dc:creator>oussama </dc:creator>
    <meta:editing-duration>PT7M21S</meta:editing-duration>
    <meta:editing-cycles>1</meta:editing-cycles>
    <meta:generator>LibreOffice/3.4$Linux LibreOffice_project/340m1$Build-402</meta:generator>
  </office:meta>
</office:document-meta>
</file>